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e6e6ff" draw:textarea-vertical-align="middle" draw:auto-grow-height="false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margin-left="0cm" fo:margin-right="0cm" fo:text-align="center" fo:text-indent="0cm"/>
      <style:text-properties fo:font-size="11pt" style:font-size-asian="11pt" style:font-size-complex="11pt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5cm" svg:y1="4.6cm" svg:x2="7.5cm" svg:y2="6.25cm">
          <text:p/>
        </draw:line>
        <draw:rect draw:style-name="gr2" draw:text-style-name="P3" draw:layer="layout" svg:width="6cm" svg:height="1.25cm" svg:x="2.5cm" svg:y="3.4cm">
          <text:p text:style-name="P2"><text:span text:style-name="T1">&lt;&lt;configuration&gt;&gt;</text:span></text:p>
          <text:p text:style-name="P2"><text:span text:style-name="T2">applicationContextBase.xml</text:span></text:p>
        </draw:rect>
        <draw:rect draw:style-name="gr2" draw:text-style-name="P3" draw:layer="layout" svg:width="5.25cm" svg:height="1.25cm" svg:x="6.25cm" svg:y="6.15cm">
          <text:p text:style-name="P2"><text:span text:style-name="T1">&lt;&lt;configuration</text:span><text:span text:style-name="T1">&gt;&gt;</text:span></text:p>
          <text:p text:style-name="P2"><text:span text:style-name="T2">beanRefContext.xml</text:span></text:p>
        </draw:rect>
        <draw:custom-shape draw:style-name="gr3" draw:text-style-name="P1" draw:layer="layout" svg:width="0.5cm" svg:height="0.5cm" svg:x="5.25cm" svg:y="4.6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9.55cm" svg:height="1.25cm" svg:x="2.95cm" svg:y="8.75cm">
          <text:p text:style-name="P2"><text:span text:style-name="T3">Configuration file referencing both the generated and the extension point</text:span></text:p>
          <draw:enhanced-geometry svg:viewBox="0 0 21600 21600" draw:text-areas="800 800 20800 20800" draw:type="round-rectangular-callout" draw:modifiers="11074.7775102084 -23412.94964028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7cm" svg:height="1.25cm" svg:x="9.75cm" svg:y="1.15cm">
          <text:p text:style-name="P2"><text:span text:style-name="T3">Empty configuration file in which handwritten configuration is added</text:span></text:p>
          <draw:enhanced-geometry svg:viewBox="0 0 21600 21600" draw:text-areas="800 800 20800 20800" draw:type="round-rectangular-callout" draw:modifiers="3353.69232966719 39280.57553956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2" draw:text-style-name="P3" draw:layer="layout" svg:width="5.5cm" svg:height="1.25cm" svg:x="9.35cm" svg:y="3.4cm">
          <text:p text:style-name="P2"><text:span text:style-name="T1">&lt;&lt;configuration</text:span><text:span text:style-name="T1">&gt;&gt;</text:span></text:p>
          <text:p text:style-name="P2"><text:span text:style-name="T2">applicationContext.xml</text:span></text:p>
        </draw:rect>
        <draw:custom-shape draw:style-name="gr4" draw:text-style-name="P4" draw:layer="layout" svg:width="5.5cm" svg:height="1.25cm" svg:x="1.25cm" svg:y="1.4cm">
          <text:p text:style-name="P2"><text:span text:style-name="T3">Contains all generated configuration information</text:span></text:p>
          <draw:enhanced-geometry svg:viewBox="0 0 21600 21600" draw:text-areas="800 800 20800 20800" draw:type="round-rectangular-callout" draw:modifiers="17956.1534266497 34515.10791366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" draw:text-style-name="P1" draw:layer="layout" svg:x1="10.5cm" svg:y1="4.6cm" svg:x2="10.5cm" svg:y2="6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="Arrow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1.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Jos Warmer</meta:initial-creator>
    <meta:creation-date>2008-07-21T10:07:43</meta:creation-date>
    <dc:creator>Jos Warmer</dc:creator>
    <dc:date>2009-03-30T10:31:14</dc:date>
    <meta:editing-cycles>10</meta:editing-cycles>
    <meta:editing-duration>PT1H6M9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